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5d30" officeooo:paragraph-rsid="00155d30"/>
    </style:style>
    <style:style style:name="T1" style:family="text">
      <style:text-properties officeooo:rsid="00166c31"/>
    </style:style>
    <style:style style:name="T2" style:family="text">
      <style:text-properties officeooo:rsid="0029e41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ssassda</text:span>a<text:span text:style-name="T1">aailajsdlkasnsdsasaassaaaaas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30T13:17:02.479079489</meta:creation-date>
    <dc:date>2018-02-20T12:09:31.749446563</dc:date>
    <meta:editing-duration>PT14M36S</meta:editing-duration>
    <meta:editing-cycles>22</meta:editing-cycles>
    <meta:generator>LibreOffice/5.1.6.2$Linux_X86_64 LibreOffice_project/10m0$Build-2</meta:generator>
    <meta:document-statistic meta:table-count="0" meta:image-count="0" meta:object-count="0" meta:page-count="1" meta:paragraph-count="1" meta:word-count="1" meta:character-count="37" meta:non-whitespace-character-count="37"/>
  </office:meta>
</office:document-meta>
</file>